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svg:stroke-opacity="100%" draw:fill="solid" draw:fill-color="#ffe994" draw:opacity="100%" draw:textarea-horizontal-align="center" draw:textarea-vertical-align="middle" draw:auto-grow-height="false" draw:auto-grow-width="false" fo:min-height="7.639cm" fo:min-width="6.585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svg:stroke-opacity="100%" draw:fill="solid" draw:fill-color="#e8f2a1" draw:opacity="100%" draw:textarea-horizontal-align="center" draw:textarea-vertical-align="middle" draw:auto-grow-height="false" draw:auto-grow-width="false" fo:min-height="8.085cm" fo:min-width="7.033cm" fo:padding-top="0.657cm" fo:padding-bottom="0.657cm" fo:padding-left="0.572cm" fo:padding-right="0.572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svg:stroke-opacity="100%" draw:fill="solid" draw:fill-color="#ffaa95" draw:opacity="100%" draw:textarea-horizontal-align="center" draw:textarea-vertical-align="middle" draw:auto-grow-height="false" draw:auto-grow-width="false" fo:min-height="7.639cm" fo:min-width="6.587cm" fo:padding-top="0.879cm" fo:padding-bottom="0.879cm" fo:padding-left="0.795cm" fo:padding-right="0.79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e994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8f2a1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variant="normal" fo:text-transform="none" fo:color="#468a1a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aa95" draw:opacity="100%"/>
      <style:paragraph-properties fo:margin-left="0cm" fo:margin-right="0cm" fo:margin-top="0cm" fo:margin-bottom="0cm" fo:line-height="100%" fo:text-indent="0cm" style:writing-mode="lr-tb" style:font-independent-line-spacing="true"/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b47804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68a1a" loext:opacity="100%" style:text-outline="false" style:text-line-through-style="none" style:text-line-through-type="none" style:text-position="0% 100%" style:font-name="Liberation Sans1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e480a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74cm" svg:height="9.396cm" svg:x="5.4cm" svg:y="1cm">
          <text:p text:style-name="P1"><text:span text:style-name="T1">Network Communication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" draw:text-style-name="P4" draw:layer="layout" svg:width="8.176cm" svg:height="9.398cm" svg:x="1.2cm" svg:y="8.675cm">
          <text:p text:style-name="P3"><text:span text:style-name="T2">HttpClient for Android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6" draw:layer="layout" svg:width="8.176cm" svg:height="9.396cm" svg:x="9.724cm" svg:y="8.679cm">
          <text:p text:style-name="P5"><text:span text:style-name="T3">JSON In Java</text:span></text:p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dor Balabanov</meta:initial-creator>
    <meta:creation-date>2021-09-21T10:45:36.383601152</meta:creation-date>
    <dc:date>2021-09-21T11:11:01.526446594</dc:date>
    <dc:creator>Todor Balabanov</dc:creator>
    <meta:editing-duration>PT10M13S</meta:editing-duration>
    <meta:editing-cycles>2</meta:editing-cycles>
    <meta:generator>LibreOffice/7.0.6.2$MacOSX_X86_64 LibreOffice_project/144abb84a525d8e30c9dbbefa69cbbf2d8d4ae3b</meta:generator>
    <meta:document-statistic meta:object-count="3"/>
  </office:meta>
</office:document-meta>
</file>